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outline1">
      <style:graphic-properties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notes">
      <style:graphic-properties draw:fill-color="#ffffff" fo:min-height="12.322cm"/>
    </style:style>
    <style:style style:name="P1" style:family="paragraph">
      <style:text-properties fo:font-family="'Century Schoolbook L'" style:font-family-generic="roman" style:font-pitch="variable" fo:font-style="italic" style:font-style-asian="italic" style:font-style-complex="italic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256cm" svg:x="1.4cm" svg:y="0.962cm" presentation:class="title">
          <draw:text-box>
            <text:p>Comments on testbeam setup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t CERN we can have e/pi beam with well defined energy, fair known coposition and fair known intensity.</text:p>
              </text:list-item>
            </text:list>
            <text:p/>
            <text:list text:continue-numbering="true" text:style-name="L2">
              <text:list-item>
                <text:p>Goal of TestBeam exposure: to validate electron reconstruction and energy measurement for opera ca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256cm" svg:x="1.4cm" svg:y="0.962cm" presentation:class="title">
          <draw:text-box>
            <text:p><text:s/></text:p>
          </draw:text-box>
        </draw:frame>
        <draw:frame presentation:style-name="pr2" draw:layer="layout" svg:width="25.199cm" svg:height="15.273cm" svg:x="1.4cm" svg:y="3.5cm" presentation:class="outline" presentation:user-transformed="true">
          <draw:text-box>
            <text:list text:style-name="L2">
              <text:list-item>
                <text:p>We had an exposure of 4 testbeam bricks in Sep.2009: 1,3,3,4GeV.</text:p>
              </text:list-item>
              <text:list-item>
                <text:p>Four or five beam bunches had been shot onto each brick (straight+1angle).</text:p>
              </text:list-item>
              <text:list-item>
                <text:p>Afterwards no additional cosmic exposure.</text:p>
              </text:list-item>
              <text:list-item>
                <text:p>Analyzing the bricks is not yet fully finished.</text:p>
              </text:list-item>
              <text:list-item>
                <text:p>First results of the analysis:</text:p>
                <text:list>
                  <text:list-item>
                    <text:p>..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3.5cm" svg:height="1.937cm" svg:x="13.5cm" svg:y="17.501cm">
          <draw:text-box>
            <text:p text:style-name="P1"><text:span text:style-name="T1">Sorry, not enough time to grab the old plots I made long time ago.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256cm" svg:x="1.4cm" svg:y="0.962cm" presentation:class="title">
          <draw:text-box>
            <text:p>Prelim Result Statemen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Data Quality is rather good.</text:p>
                <text:list>
                  <text:list-item>
                    <text:p>Scanning smooth. </text:p>
                  </text:list-item>
                  <text:list-item>
                    <text:p>Purity of sample ok. </text:p>
                  </text:list-item>
                  <text:list-item>
                    <text:p>Nor grey or black emulsions.</text:p>
                  </text:list-item>
                </text:list>
              </text:list-item>
              <text:list-item>
                <text:p>Alignment can/must be done with pions from the beam.</text:p>
                <text:list>
                  <text:list-item>
                    <text:p>Bricks were stored horizontally during car/stay, that incoming cosmics are at 90degree to emulsion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256cm" svg:x="1.4cm" svg:y="0.962cm" presentation:class="title">
          <draw:text-box>
            <text:p>Prelim Result Statemen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Momentum Measurement of pions:</text:p>
                <text:list>
                  <text:list-item>
                    <text:p>Reproducable all 4 momentum mean values.</text:p>
                  </text:list-item>
                  <text:list-item>
                    <text:p>Errors (Gaus/RMS) on p are higher than in the note:</text:p>
                    <text:list>
                      <text:list-item>
                        <text:list>
                          <text:list-item>
                            <text:p>Scanning impurities, garbage, emulsion displacement.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256cm" svg:x="1.4cm" svg:y="0.962cm" presentation:class="title">
          <draw:text-box>
            <text:p>Prelim Result Statemen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Energy Measurement of electrons:</text:p>
                <text:list>
                  <text:list-item>
                    <text:p>Bricks have a <text:span text:style-name="T2">relatively</text:span> high density of electrons next to each other, the mean distance to another electron is about 600 micron. The standard ConeTube OPERA reco is 800 tube diameter.</text:p>
                  </text:list-item>
                  <text:list-item>
                    <text:p>Overlapping occurs for many showers, i.e. Internal impurities!</text:p>
                  </text:list-item>
                  <text:list-item>
                    <text:p>First estimation: after 10 plates, <text:span text:style-name="T3">about</text:span> 30% overlap (in simulation)</text:p>
                  </text:list-item>
                  <text:list-item>
                    <text:p>Solution methods: tighten reco cut criteria.</text:p>
                    <text:list>
                      <text:list-item>
                        <text:list>
                          <text:list-item>
                            <text:p>Appropriate for TB data, Inaproriate for Opera events, large loss of shower collection efficiency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2"><text:span text:style-name="T4">Recommendations </text:span><text:span text:style-name="T4"><text:line-break/></text:span><text:span text:style-name="T4">for a new TB setup.</text:span>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The TB has to reflect the standard Opera case as close as possible:</text:p>
                <text:list>
                  <text:list-item>
                    <text:p><text:span text:style-name="T5">Take full Brick, including CS; put in in beamline same way as in Opera (i.e. CS at end of the beam).</text:span></text:p>
                  </text:list-item>
                  <text:list-item>
                    <text:p><text:span text:style-name="T5">Avoid shower overlaps, i.e. reduce number of beam bunches. It is better to scan larger areas for longer time, than instead introducing new systematic biases.</text:span></text:p>
                  </text:list-item>
                  <text:list-item>
                    <text:p><text:span text:style-name="T5">Use the average electron incoming angle rather than straigt electrons.</text:span></text:p>
                  </text:list-item>
                  <text:list-item>
                    <text:p><text:span text:style-name="T5">For nu_e and tau case focus on more energetic values (not 1GeV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wm </meta:initial-creator>
    <meta:creation-date>2011-07-24T16:33:34</meta:creation-date>
    <meta:editing-duration>PT00H25M58S</meta:editing-duration>
    <meta:editing-cycles>7</meta:editing-cycles>
    <dc:date>2011-07-24T16:58:37</dc:date>
    <dc:creator>fwm </dc:creator>
    <meta:generator>OpenOffice.org/3.2$Unix OpenOffice.org_project/320m12$Build-9483</meta:generator>
    <meta:document-statistic meta:object-count="46"/>
  </office:meta>
</office:document-meta>
</file>